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6"/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5"/>
        <table:table-column table:style-name="co2" table:default-cell-style-name="ce88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3">
          <table:table-cell/>
          <table:table-cell table:style-name="ce80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Doğuş kira 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ce89"/>
        </table:table-row>
        <table:table-row table:style-name="ro1">
          <table:table-cell table:style-name="ce77"/>
          <table:table-cell table:style-name="ce86" office:value-type="string" calcext:value-type="string">
            <text:p>Oğuzhan Türkmen</text:p>
          </table:table-cell>
          <table:table-cell table:style-name="ce91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91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style-name="ce87"/>
          <table:table-cell table:style-name="ce9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91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2-28" calcext:value-type="date">
            <text:p>28.02.2020</text:p>
          </table:table-cell>
          <table:table-cell table:style-name="ce86" office:value-type="string" calcext:value-type="string">
            <text:p>28-2-2021-22</text:p>
          </table:table-cell>
          <table:table-cell table:style-name="ce91" office:value-type="float" office:value="30000" calcext:value-type="float">
            <text:p>30.000,00</text:p>
          </table:table-cell>
          <table:table-cell table:style-name="ce91"/>
          <table:table-cell table:formula="of:=[.C11]-[.D11]" office:value-type="float" office:value="30000" calcext:value-type="float">
            <text:p>30.000,00</text:p>
          </table:table-cell>
          <table:table-cell table:style-name="ce91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2]-[.D12]+[.E11]" office:value-type="float" office:value="30000" calcext:value-type="float">
            <text:p>30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3]-[.D13]+[.E12]" office:value-type="float" office:value="30000" calcext:value-type="float">
            <text:p>30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4]-[.D14]+[.E13]" office:value-type="float" office:value="30000" calcext:value-type="float">
            <text:p>30.000,00</text:p>
          </table:table-cell>
          <table:table-cell table:style-name="Default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5]-[.D15]+[.E14]" office:value-type="float" office:value="30000" calcext:value-type="float">
            <text:p>30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6]-[.D16]+[.E15]" office:value-type="float" office:value="30000" calcext:value-type="float">
            <text:p>30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7]-[.D17]+[.E16]" office:value-type="float" office:value="30000" calcext:value-type="float">
            <text:p>30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8]-[.D18]+[.E17]" office:value-type="float" office:value="30000" calcext:value-type="float">
            <text:p>30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8"/>
          <table:table-cell table:number-columns-repeated="3"/>
          <table:table-cell table:formula="of:=[.C19]-[.D19]+[.E18]" office:value-type="float" office:value="30000" calcext:value-type="float">
            <text:p>30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formula="of:=[.C20]-[.D20]+[.E19]" office:value-type="float" office:value="30000" calcext:value-type="float">
            <text:p>30.000,00</text:p>
          </table:table-cell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9:.C20])" office:value-type="float" office:value="30000" calcext:value-type="float">
            <text:p>30.000,00</text:p>
          </table:table-cell>
          <table:table-cell table:style-name="ce93" table:formula="of:=SUM([.D9:.D20])" office:value-type="float" office:value="0" calcext:value-type="float">
            <text:p>0,00</text:p>
          </table:table-cell>
          <table:table-cell table:style-name="ce95" table:formula="of:=[.C21]-[.D21]" office:value-type="float" office:value="30000" calcext:value-type="float">
            <text:p>30.000,00</text:p>
          </table:table-cell>
          <table:table-cell table:style-name="ce93" table:formula="of:=SUM([.F9:.F20])" office:value-type="float" office:value="0" calcext:value-type="float">
            <text:p>0,00</text:p>
          </table:table-cell>
          <table:table-cell table:style-name="ce99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number-columns-repeated="2"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5]" office:value-type="float" office:value="0" calcext:value-type="float">
            <text:p>0,00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6"/>
          <table:table-cell table:style-name="ce85"/>
          <table:table-cell table:style-name="ce90" table:number-columns-repeated="5"/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3"/>
          <table:table-cell table:formula="of:=[.E8]-[.D9]" office:value-type="float" office:value="1800" calcext:value-type="float">
            <text:p>1.80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1800" calcext:value-type="float">
            <text:p>1.8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1-22</text:p>
          </table:table-cell>
          <table:table-cell table:style-name="ce89"/>
          <table:table-cell/>
          <table:table-cell table:formula="of:=[.E10]-[.D11]" office:value-type="float" office:value="1800" calcext:value-type="float">
            <text:p>1.8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1800" calcext:value-type="float">
            <text:p>1.80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/>
          <table:table-cell table:style-name="ce91"/>
          <table:table-cell table:formula="of:=[.E12]-[.D13]" office:value-type="float" office:value="1800" calcext:value-type="float">
            <text:p>1.80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12000" calcext:value-type="float">
            <text:p>12.000,00</text:p>
          </table:table-cell>
          <table:table-cell table:style-name="ce92"/>
          <table:table-cell table:formula="of:=[.C14]-[.D14]+[.E13]" office:value-type="float" office:value="13800" calcext:value-type="float">
            <text:p>13.800,00</text:p>
          </table:table-cell>
          <table:table-cell table:style-name="ce91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/>
          <table:table-cell table:formula="of:=[.E14]-[.D15]" office:value-type="float" office:value="13800" calcext:value-type="float">
            <text:p>13.8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3800" calcext:value-type="float">
            <text:p>13.8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3800" calcext:value-type="float">
            <text:p>13.8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3800" calcext:value-type="float">
            <text:p>13.8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3800" calcext:value-type="float">
            <text:p>13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3800" calcext:value-type="float">
            <text:p>13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3800" calcext:value-type="float">
            <text:p>13.8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3800" calcext:value-type="float">
            <text:p>13.8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12:.D26])" office:value-type="float" office:value="0" calcext:value-type="float">
            <text:p>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0" calcext:value-type="float">
            <text:p>0,00</text:p>
          </table:table-cell>
        </table:table-row>
      </table:table>
      <table:table table:name="12 hc" table:style-name="ta3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 table:style-name="ce113"/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74"/>
          <table:table-cell table:style-name="ce169" table:formula="of:=[$'14 Dgs'.G25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0" calcext:value-type="float">
            <text:p>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74"/>
          <table:table-cell table:style-name="ce169" table:formula="of:=[$'15 Tzgmrg'.G31]" office:value-type="float" office:value="0" calcext:value-type="float">
            <text:p>,00</text:p>
          </table:table-cell>
          <table:table-cell table:style-name="ce162"/>
          <table:table-cell table:style-name="ce164" table:formula="of:=[.F5]+[.D6]-[.E6]" office:value-type="float" office:value="0" calcext:value-type="float">
            <text:p>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21</text:p>
          </table:table-cell>
          <table:table-cell table:style-name="ce74"/>
          <table:table-cell table:style-name="ce169" table:formula="of:=['file:///home/murat/depolnx/hes2020/Account/2021/21sny.ods'#$'16 Sny'.G17]" office:value-type="float" office:value="4560" calcext:value-type="float">
            <text:p>4.560,00</text:p>
          </table:table-cell>
          <table:table-cell table:style-name="ce162"/>
          <table:table-cell table:style-name="ce164" table:formula="of:=[.F6]+[.D7]-[.E7]" office:value-type="float" office:value="4560" calcext:value-type="float">
            <text:p>4.56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09"/>
          <table:table-cell table:style-name="ce169" table:formula="of:=['file:///home/murat/depolnx/hes2020/Account/2021/21.ods'#$'06 Tp'.K19]" office:value-type="float" office:value="0" calcext:value-type="float">
            <text:p>,00</text:p>
          </table:table-cell>
          <table:table-cell table:style-name="ce162"/>
          <table:table-cell table:style-name="ce164" table:formula="of:=[.F7]+[.D8]-[.E8]" office:value-type="float" office:value="4560" calcext:value-type="float">
            <text:p>4.56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74"/>
          <table:table-cell table:style-name="ce169" table:formula="of:=['file:///home/murat/depolnx/hes2020/Account/2021/21.ods'#$'06 Tp'.K12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4560" calcext:value-type="float">
            <text:p>4.56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15"/>
          <table:table-cell table:style-name="ce169" table:formula="of:=['file:///home/murat/depolnx/hes2020/Account/2021/21.ods'#$'06 Tp'.K15]" office:value-type="float" office:value="0" calcext:value-type="float">
            <text:p>,00</text:p>
          </table:table-cell>
          <table:table-cell table:style-name="ce162"/>
          <table:table-cell table:style-name="ce164" table:formula="of:=[.F9]+[.D10]-[.E10]" office:value-type="float" office:value="4560" calcext:value-type="float">
            <text:p>4.560,0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15" office:value-type="string" calcext:value-type="string">
            <text:p>/2021/21.ods</text:p>
          </table:table-cell>
          <table:table-cell table:style-name="ce169" table:formula="of:=['file:///home/murat/depolnx/hes2020/Account/2021/21.ods'#$'02 Slnk'.G1]" office:value-type="float" office:value="-74477.83" calcext:value-type="float">
            <text:p>-74.477,83</text:p>
          </table:table-cell>
          <table:table-cell table:style-name="ce169"/>
          <table:table-cell table:style-name="ce164" table:formula="of:=[.F10]+[.D11]-[.E11]" office:value-type="float" office:value="-69917.83" calcext:value-type="float">
            <text:p>-69.917,8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15" office:value-type="string" calcext:value-type="string">
            <text:p>/2021/21.ods/Ayse</text:p>
          </table:table-cell>
          <table:table-cell table:style-name="ce164" table:formula="of:=['file:///home/murat/depolnx/hes2020/Account/2021/21.ods'#$'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11]+[.D12]-[.E12]" office:value-type="float" office:value="-90613.63" calcext:value-type="float">
            <text:p>-90.613,6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15" office:value-type="string" calcext:value-type="string">
            <text:p>/2021/21sny.ods/Nzn</text:p>
          </table:table-cell>
          <table:table-cell table:style-name="ce164" table:formula="of:=['file:///home/murat/depolnx/hes2020/Account/2021/21sny.ods'#$'05 Nzn'.E20]" office:value-type="float" office:value="-16531.11" calcext:value-type="float">
            <text:p>-16.531,11</text:p>
          </table:table-cell>
          <table:table-cell table:style-name="ce164"/>
          <table:table-cell table:style-name="ce164" table:formula="of:=[.F12]+[.D13]-[.E13]" office:value-type="float" office:value="-107144.74" calcext:value-type="float">
            <text:p>-107.144,74</text:p>
          </table:table-cell>
        </table:table-row>
        <table:table-row table:style-name="ro2">
          <table:table-cell table:number-columns-repeated="3"/>
          <table:table-cell table:style-name="ce164" table:number-columns-repeated="2"/>
          <table:table-cell table:style-name="ce164" table:formula="of:=[.F13]+[.D14]-[.E14]" office:value-type="float" office:value="-107144.74" calcext:value-type="float">
            <text:p>-107.144,74</text:p>
          </table:table-cell>
        </table:table-row>
        <table:table-row table:style-name="ro2">
          <table:table-cell table:style-name="ce103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style-name="ce164" table:formula="of:=[.F14]+[.D15]-[.E15]" office:value-type="float" office:value="-107544.74" calcext:value-type="float">
            <text:p>-107.544,74</text:p>
          </table:table-cell>
        </table:table-row>
        <table:table-row table:style-name="ro2">
          <table:table-cell table:style-name="ce103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style-name="ce164" table:formula="of:=[.F15]+[.D16]-[.E16]" office:value-type="float" office:value="-107944.74" calcext:value-type="float">
            <text:p>-107.944,74</text:p>
          </table:table-cell>
        </table:table-row>
        <table:table-row table:style-name="ro2">
          <table:table-cell table:style-name="ce103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style-name="ce164" table:formula="of:=[.F16]+[.D17]-[.E17]" office:value-type="float" office:value="-108744.74" calcext:value-type="float">
            <text:p>-108.744,74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 table:number-columns-repeated="2"/>
          <table:table-cell office:value-type="float" office:value="650" calcext:value-type="float">
            <text:p>650,00</text:p>
          </table:table-cell>
          <table:table-cell table:style-name="ce164" table:formula="of:=[.F17]+[.D18]-[.E18]" office:value-type="float" office:value="-109394.74" calcext:value-type="float">
            <text:p>-109.394,74</text:p>
          </table:table-cell>
        </table:table-row>
        <table:table-row table:style-name="ro2">
          <table:table-cell table:style-name="ce103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 table:number-columns-repeated="2"/>
          <table:table-cell office:value-type="float" office:value="650" calcext:value-type="float">
            <text:p>650,00</text:p>
          </table:table-cell>
          <table:table-cell table:style-name="ce164" table:formula="of:=[.F18]+[.D19]-[.E19]" office:value-type="float" office:value="-110044.74" calcext:value-type="float">
            <text:p>-110.044,74</text:p>
          </table:table-cell>
        </table:table-row>
        <table:table-row table:style-name="ro2">
          <table:table-cell table:number-columns-repeated="5"/>
          <table:table-cell table:style-name="ce164" table:formula="of:=[.F19]+[.D20]-[.E20]" office:value-type="float" office:value="-110044.74" calcext:value-type="float">
            <text:p>-110.044,74</text:p>
          </table:table-cell>
        </table:table-row>
        <table:table-row table:style-name="ro2">
          <table:table-cell table:number-columns-repeated="5"/>
          <table:table-cell table:style-name="ce164" table:formula="of:=[.F20]+[.D21]-[.E21]" office:value-type="float" office:value="-110044.74" calcext:value-type="float">
            <text:p>-110.044,74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style-name="ce164" table:formula="of:=[.F21]+[.D22]-[.E22]" office:value-type="float" office:value="-111044.74" calcext:value-type="float">
            <text:p>-111.044,74</text:p>
          </table:table-cell>
        </table:table-row>
        <table:table-row table:style-name="ro2">
          <table:table-cell table:style-name="ce103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style-name="ce164" table:formula="of:=[.F22]+[.D23]-[.E23]" office:value-type="float" office:value="-112044.74" calcext:value-type="float">
            <text:p>-112.044,74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 table:number-columns-repeated="2"/>
          <table:table-cell office:value-type="float" office:value="19290" calcext:value-type="float">
            <text:p>19.290,00</text:p>
          </table:table-cell>
          <table:table-cell table:style-name="ce164" table:formula="of:=[.F23]+[.D24]-[.E24]" office:value-type="float" office:value="-131334.74" calcext:value-type="float">
            <text:p>-131.334,74</text:p>
          </table:table-cell>
        </table:table-row>
        <table:table-row table:style-name="ro2">
          <table:table-cell table:style-name="ce103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 table:number-columns-repeated="2"/>
          <table:table-cell office:value-type="float" office:value="6783" calcext:value-type="float">
            <text:p>6.783,00</text:p>
          </table:table-cell>
          <table:table-cell table:style-name="ce164" table:formula="of:=[.F24]+[.D25]-[.E25]" office:value-type="float" office:value="-138117.74" calcext:value-type="float">
            <text:p>-138.117,74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style-name="ce164" table:formula="of:=[.F25]+[.D26]-[.E26]" office:value-type="float" office:value="-139117.74" calcext:value-type="float">
            <text:p>-139.117,74</text:p>
          </table:table-cell>
        </table:table-row>
        <table:table-row table:style-name="ro2">
          <table:table-cell table:style-name="ce103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style-name="ce164" table:formula="of:=[.F26]+[.D27]-[.E27]" office:value-type="float" office:value="-140117.74" calcext:value-type="float">
            <text:p>-140.117,74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style-name="ce164" table:formula="of:=[.F27]+[.D28]-[.E28]" office:value-type="float" office:value="-141117.74" calcext:value-type="float">
            <text:p>-141.117,74</text:p>
          </table:table-cell>
        </table:table-row>
        <table:table-row table:style-name="ro2">
          <table:table-cell table:style-name="ce103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 table:number-columns-repeated="2"/>
          <table:table-cell office:value-type="float" office:value="1060" calcext:value-type="float">
            <text:p>1.060,00</text:p>
          </table:table-cell>
          <table:table-cell table:style-name="ce164" table:formula="of:=[.F28]+[.D29]-[.E29]" office:value-type="float" office:value="-142177.74" calcext:value-type="float">
            <text:p>-142.177,74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urat/depolnx/hes2020/Account/2021/21sny.ods'#16 Sny" table:print="false" table:style-name="ta_extref">
        <table:table-source xlink:type="simple" xlink:href="../21sny.ods" table:table-name="16 Sny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4560">
            <text:p>4560</text:p>
          </table:table-cell>
        </table:table-row>
      </table:table>
      <table:table table:name="'file:///home/murat/depolnx/hes2020/Account/2021/21sny.ods'#05 Nzn" table:print="false" table:style-name="ta_extref">
        <table:table-source xlink:type="simple" xlink:href="../21sny.ods" table:table-name="05 Nzn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 office:value-type="float" office:value="-16531.11">
            <text:p>-16531.11</text:p>
          </table:table-cell>
        </table:table-row>
      </table:table>
      <table:table table:name="'file:///home/murat/depolnx/hes2020/Account/2021/21.ods'#06 Tp" table:print="false" table:style-name="ta_extref">
        <table:table-source xlink:type="simple" xlink:href="../21.ods" table:table-name="06 Tp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urat/depolnx/hes2020/Account/2021/21.ods'#02 Slnk" table:print="false" table:style-name="ta_extref">
        <table:table-source xlink:type="simple" xlink:href="../21.ods" table:table-name="02 Slnk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4477.83">
            <text:p>-74477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0:36:37.97775408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2-17T11:15:10.333369714</dc:date>
    <meta:editing-duration>P1DT8M52S</meta:editing-duration>
    <meta:editing-cycles>119</meta:editing-cycles>
    <meta:generator>LibreOffice/7.0.1.2$Linux_X86_64 LibreOffice_project/7cbcfc562f6eb6708b5ff7d7397325de9e764452</meta:generator>
    <meta:print-date>2021-02-17T09:54:59.544044870</meta:print-date>
    <meta:document-statistic meta:table-count="3" meta:cell-count="211" meta:object-count="0"/>
  </office:meta>
</office:document-meta>
</file>